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0" style:family="table">
      <style:table-properties style:width="9.158cm" fo:margin-left="0cm" fo:margin-right="-0.007cm" table:align="margins" fo:background-color="transparent">
        <style:background-image/>
      </style:table-properties>
    </style:style>
    <style:style style:name="Tableau20.A" style:family="table-column">
      <style:table-column-properties style:column-width="1.831cm" style:rel-column-width="13099*"/>
    </style:style>
    <style:style style:name="Tableau20.D" style:family="table-column">
      <style:table-column-properties style:column-width="1.588cm" style:rel-column-width="11365*"/>
    </style:style>
    <style:style style:name="Tableau20.E" style:family="table-column">
      <style:table-column-properties style:column-width="2.078cm" style:rel-column-width="14873*"/>
    </style:style>
    <style:style style:name="Tableau20.1" style:family="table-row">
      <style:table-row-properties style:row-height="0.9cm" fo:background-color="transparent">
        <style:background-image/>
      </style:table-row-properties>
    </style:style>
    <style:style style:name="Tableau2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Paragraphe_5f_Réponse_5f_Pointillés_5f_Grisés">
      <style:text-properties officeooo:paragraph-rsid="020e92ce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>
      <style:text-properties fo:font-size="9pt" style:font-size-asian="9pt" style:font-size-complex="9pt"/>
    </style:style>
    <style:style style:name="P104" style:family="paragraph" style:parent-style-name="_5f_Footer_20_page_20_paire_20__28_G_29_"/>
    <style:style style:name="P105" style:family="paragraph" style:parent-style-name="_5f_Paragraphe_5f_Réponse_5f_Elèv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Elève" style:list-style-name=""/>
    <style:style style:name="P108" style:family="paragraph" style:parent-style-name="_5f_Paragraphe_5f_avec_5f_Num_5f_Question" style:list-style-name="_5f_Numérotation_20_des_20_exercices"/>
    <style:style style:name="P109" style:family="paragraph" style:parent-style-name="_5f_Premier_5f_Titre_5f_Exercices_5f_avec_5f_Num_5f_Exo_5f_sans_5f_Titre" style:list-style-name="_5f_Numérotation_20_des_20_exercices" style:master-page-name="_33__5f_4_5f_SERIE_5f_N_5f_GAUCHE_5f_ET_5f_DROITE_5f_2COL">
      <style:paragraph-properties style:page-number="153" fo:break-before="auto" fo:break-after="auto"/>
    </style:style>
    <style:style style:name="P110" style:family="paragraph" style:parent-style-name="_5f_Titre_5f_Exercices_5f_avec_5f_Titre" style:list-style-name="_5f_Numérotation_20_des_20_exercices"/>
    <style:style style:name="P111" style:family="paragraph" style:parent-style-name="_5f_Titre_5f_Exercices_5f_sans_5f_Titre" style:list-style-name="_5f_Numérotation_20_des_20_exercices"/>
    <style:style style:name="P112" style:family="paragraph">
      <style:paragraph-properties fo:text-align="cente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20e92ce"/>
    </style:style>
    <style:style style:name="T180" style:family="text"/>
    <style:style style:name="T181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341" draw:name="Shape3_1" draw:style-name="gr1" draw:text-style-name="P112" svg:x1="11.61cm" svg:y1="1.415cm" svg:x2="21.998cm" svg:y2="1.445cm">
        <text:p/>
      </draw:line>
      <draw:frame text:anchor-type="page" text:anchor-page-number="2" draw:z-index="186" draw:name="Shape2_1" draw:style-name="gr12" draw:text-style-name="P119" svg:width="3.918cm" svg:height="1.031cm" draw:transform="rotate (0.0876155284501153) translate (0.137583333333333cm 0.342194444444444cm)">
        <draw:text-box>
          <text:p text:style-name="P112"><text:span text:style-name="T181">Fiche supplémentaire</text:span></text:p>
        </draw:text-box>
      </draw:frame>
      <draw:frame text:anchor-type="page" text:anchor-page-number="1" draw:z-index="185" draw:name="Shape2_0" draw:style-name="gr12" draw:text-style-name="P119" svg:width="3.918cm" svg:height="1.031cm" draw:transform="rotate (0.0876155284501153) translate (0.137583333333333cm 0.342194444444444cm)">
        <draw:text-box>
          <text:p text:style-name="P112"><text:span text:style-name="T181">Fiche supplémentaire</text:span></text:p>
        </draw:text-box>
      </draw:frame>
      <draw:frame text:anchor-type="page" text:anchor-page-number="2" draw:z-index="140" draw:name="Shape8_3" draw:style-name="gr15" draw:text-style-name="P120" svg:width="2.703cm" svg:height="0.715cm" draw:transform="rotate (0.0872664625997165) translate (1.32644444444444cm 1.21884722222222cm)">
        <draw:text-box>
          <text:p text:style-name="P112"><text:span text:style-name="T182">Série 4</text:span></text:p>
        </draw:text-box>
      </draw:frame>
      <draw:path text:anchor-type="page" text:anchor-page-number="2" draw:z-index="139" draw:name="Shape1_0" draw:style-name="gr16" draw:text-style-name="P11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1" draw:text-style-name="P112" svg:x1="11.61cm" svg:y1="1.415cm" svg:x2="21.998cm" svg:y2="1.445cm">
        <text:p/>
      </draw:line>
      <draw:frame text:anchor-type="page" text:anchor-page-number="2" draw:z-index="2" draw:name="Shape8_1" draw:style-name="gr15" draw:text-style-name="P120" svg:width="2.703cm" svg:height="0.715cm" draw:transform="rotate (0.0872664625997165) translate (1.32644444444444cm 1.21884722222222cm)">
        <draw:text-box>
          <text:p text:style-name="P112"><text:span text:style-name="T182">Série 2</text:span></text:p>
        </draw:text-box>
      </draw:frame>
      <draw:frame text:anchor-type="page" text:anchor-page-number="1" draw:z-index="1" draw:name="Shape8_0" draw:style-name="gr15" draw:text-style-name="P120" svg:width="2.703cm" svg:height="0.715cm" draw:transform="rotate (0.0872664625997165) translate (1.32644444444444cm 1.21884722222222cm)">
        <draw:text-box>
          <text:p text:style-name="P112"><text:span text:style-name="T182">Série 4</text:span></text:p>
        </draw:text-box>
      </draw:frame>
      <draw:path text:anchor-type="page" text:anchor-page-number="1" draw:z-index="0" draw:name="Shape1" draw:style-name="gr16" draw:text-style-name="P11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055545317" text:style-name="_5f_Numérotation_20_des_20_exercices">
              <text:list-item text:start-value="1">
                <text:h text:style-name="P109" text:outline-level="1" text:restart-numbering="true" text:start-value="1"><text:span text:style-name="_5f_Caractères">Écris la liste des dix premiers multiples de :</text:span></text:h>
                <text:list>
                  <text:list-item>
                    <text:p text:style-name="_5f_Paragraphe_5f_Réponse_5f_Elève"><text:span text:style-name="_5f_Caractères">10 : </text:span><text:span text:style-name="_5f_pointillés_20_gris">………………………………………………………..</text:span></text:p>
                  </text:list-item>
                  <text:list-item>
                    <text:p text:style-name="_5f_Paragraphe_5f_Réponse_5f_Elève"><text:span text:style-name="_5f_Caractères">3 : </text:span><text:span text:style-name="_5f_pointillés_20_gris">…………………………………………………………..</text:span></text:p>
                  </text:list-item>
                  <text:list-item>
                    <text:p text:style-name="_5f_Paragraphe_5f_Réponse_5f_Elève"><text:span text:style-name="_5f_Caractères">8 : </text:span><text:span text:style-name="_5f_pointillés_20_gris">…………………………………………………………..</text:span></text:p>
                  </text:list-item>
                </text:list>
              </text:list-item>
              <text:list-item>
                <text:h text:style-name="P111" text:outline-level="1"><text:span text:style-name="_5f_Caractères">Peut‑on remplir, sans qu’il reste d’œufs, des boîtes de 6 œufs si on a :</text:span></text:h>
                <text:list>
                  <text:list-item text:start-value="1">
                    <text:p text:style-name="P105"><text:span text:style-name="_5f_Caractères">29 œufs ? Pourquoi ? 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7652780730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36 œufs ? Pourquoi ? 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7158730459" text:continue-numbering="true" text:style-name="_5f_Numérotation_20_des_20_exercices">
              <text:list-item>
                <text:h text:style-name="P111" text:outline-level="1"><text:span text:style-name="_5f_Caractères">Dans mon village, il y a cinq clubs :</text:span></text:h>
              </text:list-item>
            </text:list>
            <text:list xml:id="list3689027915" text:style-name="List_20_1">
              <text:list-item>
                <text:h text:style-name="_5f_Paragraphe_5f_Bullet" text:outline-level="1"><text:span text:style-name="_5f_Caractères">celui des Amis se réunit tous les quatre jours ;</text:span></text:h>
              </text:list-item>
              <text:list-item>
                <text:h text:style-name="_5f_Paragraphe_5f_Bullet" text:outline-level="1"><text:span text:style-name="_5f_Caractères">celui des Boulistes se réunit un jour sur trois ;</text:span></text:h>
              </text:list-item>
              <text:list-item>
                <text:h text:style-name="_5f_Paragraphe_5f_Bullet" text:outline-level="1"><text:span text:style-name="_5f_Caractères">celui des Chasseurs se réunit un jour sur deux ;</text:span></text:h>
              </text:list-item>
              <text:list-item>
                <text:h text:style-name="_5f_Paragraphe_5f_Bullet" text:outline-level="1"><text:span text:style-name="_5f_Caractères">celui des Danseurs se réunit tous les cinq jours ;</text:span></text:h>
              </text:list-item>
              <text:list-item>
                <text:h text:style-name="_5f_Paragraphe_5f_Bullet" text:outline-level="1"><text:span text:style-name="_5f_Caractères">celui des Enfants se réunit tous les six jours.</text:span></text:h>
              </text:list-item>
            </text:list>
            <text:h text:style-name="_5f_Paragraphe" text:outline-level="1"><text:span text:style-name="_5f_Caractères">Aujourd'hui, tous les clubs se sont réunis. Dans combien de jours se réuniront‑ils tous à nouveau ?</text:span></text:h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839613031" text:continue-list="list113457158730459" text:style-name="_5f_Numérotation_20_des_20_exercices">
              <text:list-item>
                <text:h text:style-name="P111" text:outline-level="1"><text:span text:style-name="_5f_Caractères">Écris la liste des diviseurs de :</text:span></text:h>
                <text:list>
                  <text:list-item text:start-value="1">
                    <text:p text:style-name="P105"><text:span text:style-name="_5f_Caractères">12 : </text:span><text:span text:style-name="_5f_pointillés_20_gris">…………………………………………………………</text:span></text:p>
                  </text:list-item>
                  <text:list-item>
                    <text:p text:style-name="P105"><text:span text:style-name="_5f_Caractères">72 : </text:span><text:span text:style-name="_5f_pointillés_20_gris">…………………………………………………………</text:span></text:p>
                  </text:list-item>
                  <text:list-item>
                    <text:p text:style-name="P105"><text:span text:style-name="_5f_Caractères">90 : </text:span><text:span text:style-name="_5f_pointillés_20_gris">…………………………………………………………</text:span></text:p>
                  </text:list-item>
                </text:list>
              </text:list-item>
              <text:list-item>
                <text:h text:style-name="P111" text:outline-level="1"><text:span text:style-name="_5f_Caractères">Trouve :</text:span></text:h>
                <text:list>
                  <text:list-item text:start-value="1">
                    <text:p text:style-name="P105"><text:span text:style-name="_5f_Caractères">le plus grand multiple de 15 inférieur à 200 : </text:span><text:span text:style-name="_5f_pointillés_20_gris">………</text:span></text:p>
                  </text:list-item>
                  <text:list-item>
                    <text:p text:style-name="P105"><text:span text:style-name="_5f_Caractères">le plus grand diviseur de 168 inférieur à 30 : </text:span><text:span text:style-name="_5f_pointillés_20_gris">………</text:span></text:p>
                  </text:list-item>
                </text:list>
              </text:list-item>
            </text:list>
            <text:p text:style-name="P107"><text:span text:style-name="_5f_pointillés_20_gris"/></text:p>
            <text:p text:style-name="P107"><text:span text:style-name="_5f_pointillés_20_gris"/></text:p>
            <text:p text:style-name="P107"><text:span text:style-name="_5f_pointillés_20_gris"/></text:p>
            <text:p text:style-name="P107"><text:span text:style-name="_5f_pointillés_20_gris"/></text:p>
            <text:list xml:id="list113458619829270" text:continue-numbering="true" text:style-name="_5f_Numérotation_20_des_20_exercices">
              <text:list-item>
                <text:h text:style-name="P110" text:outline-level="1"><text:span text:style-name="_5f_Caractères">Critères de divisibilité</text:span></text:h>
                <text:list>
                  <text:list-item text:start-value="1">
                    <text:p text:style-name="P108"><text:span text:style-name="_5f_Caractères">157 326 est‑il divisible par 2 ? Justifie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727968278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3 ? Justifie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7657929361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4 ? Justifie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679629451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5 ? Justifie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102250258" text:continue-numbering="true" text:style-name="_5f_Numérotation_20_des_20_exercices">
              <text:list-item>
                <text:h text:style-name="P111" text:outline-level="1"><text:span text:style-name="_5f_Caractères">Écris tous les nombres dont les trois chiffres sont 5 ; 4 et 3 et qui sont divisibles par :</text:span></text:h>
                <text:list>
                  <text:list-item text:start-value="1">
                    <text:p text:style-name="P105"><text:span text:style-name="_5f_Caractères">2 : </text:span><text:span text:style-name="_5f_pointillés_20_gris">…………………………………………………………</text:span></text:p>
                  </text:list-item>
                  <text:list-item>
                    <text:p text:style-name="P105"><text:span text:style-name="_5f_Caractères">3 : </text:span><text:span text:style-name="_5f_pointillés_20_gris">…………………………………………………………</text:span></text:p>
                  </text:list-item>
                  <text:list-item>
                    <text:p text:style-name="P105"><text:span text:style-name="_5f_Caractères">5 : </text:span><text:span text:style-name="_5f_pointillés_20_gris">…………………………………………………………</text:span></text:p>
                  </text:list-item>
                </text:list>
              </text:list-item>
              <text:list-item>
                <text:h text:style-name="P111" text:outline-level="1"><text:span text:style-name="_5f_Caractères">Un nombre est divisible par 11 si </text:span><text:span text:style-name="_5f_Caractères_5f_gras">l’écart</text:span><text:span text:style-name="_5f_Caractères"> entre la somme de ses chiffres de rang pair et la somme de ses chiffres de rang impair est nulle ou divisible par 11. </text:span></text:h>
              </text:list-item>
            </text:list>
            <text:h text:style-name="_5f_Paragraphe_5f_Exemple_5f_avec_5f_Titre" text:outline-level="1"><text:span text:style-name="_5f_Caractères_5f_gras">Exemple : </text:span><text:span text:style-name="_5f_Caractères_5f_gras_5f_Vert_5f_Italique">3</text:span><text:span text:style-name="_5f_Caractères_5f_gras_5f_Rouge_5f_Italique">6</text:span><text:span text:style-name="_5f_Caractères_5f_gras"> </text:span><text:span text:style-name="_5f_Caractères_5f_gras_5f_Vert_5f_Italique">2</text:span><text:span text:style-name="_5f_Caractères_5f_gras_5f_Rouge_5f_Italique">1</text:span><text:span text:style-name="_5f_Caractères_5f_gras_5f_Vert_5f_Italique">2</text:span></text:h>
            <text:h text:style-name="_5f_Paragraphe_5f_Exemple_5f_sans_5f_Titre" text:outline-level="1"><text:span text:style-name="_5f_Caractères">La somme des <text:s/>chiffres de rang </text:span><text:span text:style-name="_5f_Caractères_5f_gras_5f_Rouge_5f_Italique">pair</text:span><text:span text:style-name="_5f_Caractères"> est <text:line-break/></text:span><text:span text:style-name="_5f_Caractères_5f_gras_5f_Rouge_5f_Italique">6</text:span><text:span text:style-name="_5f_Caractères"> + </text:span><text:span text:style-name="_5f_Caractères_5f_gras_5f_Rouge_5f_Italique">1</text:span><text:span text:style-name="_5f_Caractères"> = </text:span><text:span text:style-name="_5f_Caractères_5f_gras_5f_Rouge_5f_Italique">7</text:span></text:h>
            <text:h text:style-name="_5f_Paragraphe_5f_Exemple_5f_sans_5f_Titre" text:outline-level="1"><text:span text:style-name="_5f_Caractères">La somme des <text:s/>chiffres de rang </text:span><text:span text:style-name="_5f_Caractères_5f_gras_5f_Vert_5f_Italique">impair</text:span><text:span text:style-name="_5f_Caractères"> est <text:line-break/></text:span><text:span text:style-name="_5f_Caractères_5f_gras_5f_Vert_5f_Italique">3 </text:span><text:span text:style-name="_5f_Caractères">+ </text:span><text:span text:style-name="_5f_Caractères_5f_gras_5f_Vert_5f_Italique">2</text:span><text:span text:style-name="_5f_Caractères"> + </text:span><text:span text:style-name="_5f_Caractères_5f_gras_5f_Vert_5f_Italique">2</text:span><text:span text:style-name="_5f_Caractères"> = </text:span><text:span text:style-name="_5f_Caractères_5f_gras_5f_Vert_5f_Italique">7</text:span></text:h>
            <text:h text:style-name="_5f_Paragraphe_5f_Exemple_5f_sans_5f_Titre" text:outline-level="1"><text:span text:style-name="_5f_Caractères">L’écart entre ces deux sommes est nul, donc <text:line-break/>36 212 est un multiple de 11.</text:span></text:h>
            <text:list xml:id="list113458802809368" text:continue-list="list113458102250258" text:style-name="_5f_Numérotation_20_des_20_exercices">
              <text:list-item>
                <text:list>
                  <text:list-item text:start-value="1">
                    <text:p text:style-name="P108"><text:span text:style-name="_5f_Caractères">Entoure les multiples de 11.</text:span></text:p>
                  </text:list-item>
                </text:list>
              </text:list-item>
            </text:list>
            <table:table table:name="Tableau20" table:style-name="Tableau20">
              <table:table-column table:style-name="Tableau20.A" table:number-columns-repeated="3"/>
              <table:table-column table:style-name="Tableau20.D"/>
              <table:table-column table:style-name="Tableau20.E"/>
              <table:table-header-rows>
                <table:table-row table:style-name="Tableau20.1">
                  <table:table-cell table:style-name="Tableau20.A1" office:value-type="string">
                    <text:h text:style-name="_5f_Tableau_5f_Centré" text:outline-level="1"><text:span text:style-name="_5f_Caractères">121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4 015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3 321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979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107 438</text:span></text:h>
                  </table:table-cell>
                </table:table-row>
              </table:table-header-rows>
            </table:table>
            <text:list xml:id="list113458395841777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Trouve d'autres multiples de 11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113458026018072" text:continue-numbering="true" text:style-name="_5f_Numérotation_20_des_20_exercices">
              <text:list-item>
                <text:h text:style-name="P111" text:outline-level="1"><text:soft-page-break/><text:span text:style-name="_5f_Caractères">Réponds par « vrai » ou « faux ». </text:span><text:span text:style-name="_5f_Caractères"><text:span text:style-name="T179">Si c’est faux, donne un contre-exemple</text:span></text:span><text:span text:style-name="_5f_Caractères">. Si un nombre est :</text:span></text:h>
                <text:list>
                  <text:list-item text:start-value="1">
                    <text:p text:style-name="P105"><text:span text:style-name="_5f_Caractères">divisible par 4 alors il est divisible par 2 :</text:span><text:span text:style-name="_5f_pointillés_20_gris">………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...</text:span></text:p>
            <text:list xml:id="list113458181309303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ivisible par 2 et 3 alors il est divisible par 5 :</text:span></text:p>
                  </text:list-item>
                </text:list>
              </text:list-item>
            </text:list>
            <text:p text:style-name="P100"><text:span text:style-name="_5f_Caractères">…………………………………………………………………………………………………………………………………</text:span><text:span text:style-name="_5f_pointillés_20_gris">..</text:span></text:p>
            <text:list xml:id="list113459019497131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d'unité 3 alors il est divisible par 3 : </text:span><text:span text:style-name="_5f_pointillés_20_gris">………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...</text:span></text:p>
            <text:list xml:id="list113457033379454" text:continue-numbering="true" text:style-name="_5f_Numérotation_20_des_20_exercices">
              <text:list-item>
                <text:h text:style-name="P110" text:outline-level="1"><text:span text:style-name="_5f_Caractères">Des nombres particuliers</text:span></text:h>
              </text:list-item>
            </text:list>
            <text:h text:style-name="_5f_Paragraphe" text:outline-level="1"><text:span text:style-name="_5f_Caractères">Donne tous les diviseurs de chacun des nombres suivants : 11 ; 13 ; 17 et 19. </text:span></text:h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407304096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Que remarques‑tu ? 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13458062699813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On appelle ces nombres des nombres </text:span><text:span text:style-name="_5f_Caractères_5f_gras_5f_Rouge_5f_Italique">premiers</text:span><text:span text:style-name="_5f_Caractères">. Entoure les nombres premiers dans la liste sui­vante :</text:span></text:p>
                  </text:list-item>
                </text:list>
              </text:list-item>
            </text:list>
            <text:p text:style-name="Standard"><text:span text:style-name="Character_5f_20_5f_style">2 ; 7 ; 9 ; 51 ; 28 ; 35 ; 72 ; 129 ; 121 ; 141 ; 129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4" style:family="paragraph" style:parent-style-name="Footer">
      <style:text-properties officeooo:paragraph-rsid="00863005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37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38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40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56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55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4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3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2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51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9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0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9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</text:span><text:span text:style-name="MT11">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297"><draw:text-box fo:min-height="0.499cm" fo:min-width="7.096cm"><draw:frame draw:style-name="Mfr2" draw:name="Frame1141" text:anchor-type="frame" svg:x="0.45cm" svg:y="0.079cm" svg:width="0.817cm" draw:z-index="298"><draw:text-box fo:min-height="0.355cm"><text:p text:style-name="MP2"><text:page-number text:select-page="current">153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draw:g text:anchor-type="paragraph" draw:z-index="340" draw:name="Shape4_56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h>
      </style:footer>
      <style:footer-left>
        <text:h text:style-name="_5f_Footer_20_page_20_impaire_20__28_D_29_" text:outline-level="1"><draw:frame draw:style-name="Mfr1" draw:name="Frame1191" text:anchor-type="paragraph" svg:y="-0.06cm" draw:z-index="338"><draw:text-box fo:min-height="0.499cm" fo:min-width="7.096cm"><draw:frame draw:style-name="Mfr2" draw:name="Frame1201" text:anchor-type="frame" svg:x="0.45cm" svg:y="0.079cm" svg:width="0.817cm" draw:z-index="339"><draw:text-box fo:min-height="0.355cm"><text:p text:style-name="MP2"><text:page-number text:select-page="current">154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335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336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337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187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17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6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5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5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14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3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7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9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8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" draw:name="Shape3_10" draw:style-name="Mgr5" draw:text-style-name="MP16" svg:x1="10.308cm" svg:y1="0.388cm" svg:x2="20.496cm" svg:y2="0.36cm"><text:p/></draw:line><draw:path text:anchor-type="paragraph" draw:z-index="307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path text:anchor-type="paragraph" draw:z-index="306" draw:name="Shape1_9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9" draw:name="Shape3_27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10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2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4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line text:anchor-type="paragraph" draw:z-index="333" draw:name="Shape3_9" draw:style-name="Mgr5" draw:text-style-name="MP16" svg:x1="10.37cm" svg:y1="0.365cm" svg:x2="20.496cm" svg:y2="0.36cm"><text:p/></draw:line><draw:path text:anchor-type="paragraph" draw:z-index="332" draw:name="Shape1_4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>
      <style:header-left>
        <text:p text:style-name="MP19"><draw:line text:anchor-type="paragraph" draw:z-index="12" draw:name="Shape3_26" draw:style-name="Mgr5" draw:text-style-name="MP16" svg:x1="10.37cm" svg:y1="0.365cm" svg:x2="20.496cm" svg:y2="0.36cm"><text:p/></draw:line><draw:path text:anchor-type="paragraph" draw:z-index="13" draw:name="Shape1_8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-left>
      <style:footer>
        <text:p text:style-name="MP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14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1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329" draw:name="Shape3_8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328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16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8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7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326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325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18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4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3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line text:anchor-type="paragraph" draw:z-index="322" draw:name="Shape3_14" draw:style-name="Mgr5" draw:text-style-name="MP16" svg:x1="12.876cm" svg:y1="0.392cm" svg:x2="20.496cm" svg:y2="0.36cm"><text:p/></draw:line><draw:path text:anchor-type="paragraph" draw:z-index="321" draw:name="Shape1_3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>
      <style:header-left>
        <text:p text:style-name="MP25"><draw:line text:anchor-type="paragraph" draw:z-index="20" draw:name="Shape3_23" draw:style-name="Mgr5" draw:text-style-name="MP16" svg:x1="12.876cm" svg:y1="0.392cm" svg:x2="20.496cm" svg:y2="0.36cm"><text:p/></draw:line><draw:path text:anchor-type="paragraph" draw:z-index="21" draw:name="Shape1_7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22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0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0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23" draw:name="Shape1_1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4" draw:name="Shape3_13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25" draw:name="Shape1_5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6" draw:name="Shape3_21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31" draw:name="Shape3_6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32" draw:name="Shape3_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3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4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37" draw:name="Shape3_2" draw:style-name="Mgr5" draw:text-style-name="MP16" svg:x1="16.083cm" svg:y1="0.383cm" svg:x2="20.496cm" svg:y2="0.36cm"><text:p/></draw:line>Nombres entiers et décimaux : Numération</text:p>
      </style:header>
      <style:header-left>
        <text:p text:style-name="MP31"><draw:line text:anchor-type="paragraph" draw:z-index="38" draw:name="Shape3_3" draw:style-name="Mgr5" draw:text-style-name="MP16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39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40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1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2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3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3"><draw:line text:anchor-type="paragraph" draw:z-index="44" draw:name="Shape3_15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>
      <style:header-left>
        <text:p text:style-name="MP33"><draw:line text:anchor-type="paragraph" draw:z-index="45" draw:name="Shape3_19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46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Character_5f_20_5f_style"><text:span text:style-name="MT35">×</text:span></text:span><text:span text:style-name="MT3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7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5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8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7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3"><draw:line text:anchor-type="paragraph" draw:z-index="303" draw:name="Shape3_22" draw:style-name="Mgr7" draw:text-style-name="MP16" svg:x1="16.575cm" svg:y1="0cm" svg:x2="19.073cm" svg:y2="0cm"><text:p/></draw:line><text:span text:style-name="MT26">Nombres entiers et décimaux : </text:span><text:span text:style-name="MT39">La droite graduée</text:span></text:p>
      </style:header>
      <style:header-left>
        <text:p text:style-name="MP33"><draw:line text:anchor-type="paragraph" draw:z-index="302" draw:name="Shape3_37" draw:style-name="Mgr5" draw:text-style-name="MP16" svg:x1="17.999cm" svg:y1="0.36cm" svg:x2="20.497cm" svg:y2="0.36cm"><text:p/></draw:line><text:span text:style-name="MT26">Nombres entiers et décimaux : </text:span><text:span text:style-name="MT39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27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01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3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4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0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1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88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ésoudre des problèmes</text:p></draw:text-box></draw:frame><draw:g text:anchor-type="paragraph" draw:z-index="289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85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86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83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84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80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81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282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78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79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76" draw:name="Shape3_7" draw:style-name="Mgr8" draw:text-style-name="MP16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277" draw:name="Shape3_29" draw:style-name="Mgr8" draw:text-style-name="MP16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275" draw:name="Shape3_33" draw:style-name="Mgr8" draw:text-style-name="MP16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74" draw:name="Shape3_35" draw:style-name="Mgr8" draw:text-style-name="MP16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1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2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270" draw:name="Shape3_30" draw:style-name="Mgr8" draw:text-style-name="MP16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9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67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68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4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5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62" draw:name="Shape3_34" draw:style-name="Mgr8" draw:text-style-name="MP16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63" draw:name="Shape3_36" draw:style-name="Mgr8" draw:text-style-name="MP16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259" draw:name="Shape3_12" draw:style-name="Mgr5" draw:text-style-name="MP16" svg:x1="10.308cm" svg:y1="0.388cm" svg:x2="20.496cm" svg:y2="0.36cm"><text:p/></draw:line><draw:path text:anchor-type="paragraph" draw:z-index="260" draw:name="Shape1_2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61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6" draw:name="Shape3_4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58" draw:name="Shape3_18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57" draw:name="Shape4_10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53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4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51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52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49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50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47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48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45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246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2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3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39" draw:name="Shape4_9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40" draw:name="Shape4_9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41" draw:name="Shape4_96" draw:style-name="Mgr1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6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7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33" draw:name="Shape3_11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35" draw:name="Shape3_20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34" draw:name="Shape4_11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0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1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27" draw:name="Shape3_16" draw:style-name="Mgr9" draw:text-style-name="MP16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229" draw:name="Shape3_17" draw:style-name="Mgr9" draw:text-style-name="MP16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28" draw:name="Shape4_10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24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25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22" draw:name="Shape4_10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223" draw:name="Shape4_122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87">Volume</text:span><text:span text:style-name="MT8"> </text:span></text:p></draw:text-box></draw:frame><draw:g text:anchor-type="paragraph" draw:z-index="221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218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19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20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longueurs</text:span><text:span text:style-name="MT8"> </text:span></text:p></draw:text-box></draw:frame><draw:g text:anchor-type="paragraph" draw:z-index="215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6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0">masses</text:span><text:span text:style-name="MT8"> </text:span></text:p></draw:text-box></draw:frame><draw:g text:anchor-type="paragraph" draw:z-index="212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3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1">Masses</text:span><text:span text:style-name="MT8"> </text:span></text:p></draw:text-box></draw:frame><draw:g text:anchor-type="paragraph" draw:z-index="209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10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11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5">capacités</text:span><text:span text:style-name="MT8"> </text:span></text:p></draw:text-box></draw:frame><draw:g text:anchor-type="paragraph" draw:z-index="206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7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7">Capacités</text:span><text:span text:style-name="MT8"> </text:span></text:p></draw:text-box></draw:frame><draw:g text:anchor-type="paragraph" draw:z-index="205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02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3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00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01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97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8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6">vitesse</text:span><text:span text:style-name="MT8"> </text:span></text:p></draw:text-box></draw:frame><draw:g text:anchor-type="paragraph" draw:z-index="195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96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8">aires</text:span></text:p></draw:text-box></draw:frame><draw:g text:anchor-type="paragraph" draw:z-index="192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3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91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89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1">Conversions d’unités </text:span><text:span text:style-name="MT8">: </text:span><text:span text:style-name="MT111">problèmes</text:span></text:p></draw:text-box></draw:frame><draw:g text:anchor-type="paragraph" draw:z-index="190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84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188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1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2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80" draw:name="Shape4_15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78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79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76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77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22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74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23">coder</text:span></text:p></draw:text-box></draw:frame><draw:g text:anchor-type="paragraph" draw:z-index="175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72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73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70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171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68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69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66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67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4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5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1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62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63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0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1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58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59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6">déplacer</text:span></text:p></draw:text-box></draw:frame><draw:g text:anchor-type="paragraph" draw:z-index="156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157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54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55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52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epères du plan : se repérer</text:p></draw:text-box></draw:frame><draw:g text:anchor-type="paragraph" draw:z-index="153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51" draw:name="Shape4_17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144" draw:name="Shape7_8" draw:style-name="Mgr9" draw:text-style-name="MP16" svg:x1="9.042cm" svg:y1="0.36cm" svg:x2="20.461cm" svg:y2="0.36cm"><text:p/></draw:line><draw:path text:anchor-type="paragraph" draw:z-index="145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46" draw:name="Shape6_2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148" draw:name="Shape7_9" draw:style-name="Mgr9" draw:text-style-name="MP16" svg:x1="9.042cm" svg:y1="0.36cm" svg:x2="20.461cm" svg:y2="0.36cm"><text:p/></draw:line><draw:path text:anchor-type="paragraph" draw:z-index="149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50" draw:name="Shape6_5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47" draw:name="Shape8_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43" draw:name="Shape4_178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8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1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37" draw:name="Shape4_16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4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5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1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2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30" draw:name="Shape4_17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123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24" draw:name="Shape6_3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25" draw:name="Shape7_6" draw:style-name="Mgr9" draw:text-style-name="MP16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127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28" draw:name="Shape6_4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29" draw:name="Shape7_3" draw:style-name="Mgr9" draw:text-style-name="MP16" svg:x1="9.042cm" svg:y1="0.36cm" svg:x2="20.461cm" svg:y2="0.36cm"><text:p/></draw:line>T<text:span text:style-name="MT139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26" draw:name="Shape8_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055545317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21" draw:name="Shape4_174" draw:style-name="Mgr1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3457619128415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22" draw:name="Shape4_175" draw:style-name="Mgr1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9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20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3">Géométrie plane</text:span> : <text:span text:style-name="MT145">D</text:span><text:span text:style-name="MT13">roites, </text:span><text:span text:style-name="MT146">demi-droites </text:span><text:span text:style-name="MT147">&amp; </text:span><text:span text:style-name="MT146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17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7">droites, </text:span><text:span text:style-name="MT148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18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16" draw:name="Shape4_16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13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14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15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10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11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12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09" draw:name="Shape4_161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07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08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05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06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101" draw:name="Shape9" draw:style-name="Mgr8" draw:text-style-name="MP16" svg:x1="11.559cm" svg:y1="0.36cm" svg:x2="20.5cm" svg:y2="0.36cm"><text:p/></draw:line><draw:frame text:anchor-type="paragraph" draw:z-index="102" draw:name="Shape8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path text:anchor-type="paragraph" draw:z-index="103" draw:name="Shape7" draw:style-name="Mgr13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04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00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9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97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98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95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96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94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92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93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90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91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88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89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86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87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84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85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82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83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80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81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78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79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76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77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74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75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72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73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70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71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8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9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6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6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66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6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67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4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5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62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63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0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61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58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59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3T11:34:54.417000000</dc:date>
    <meta:editing-duration>P3DT41M8S</meta:editing-duration>
    <meta:editing-cycles>410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799" meta:word-count="3091" meta:character-count="20114" meta:non-whitespace-character-count="17460"/>
    <meta:template xlink:type="simple" xlink:actuate="onRequest" xlink:title="lycee_v3" xlink:href="../Modele_cahier.ott" meta:date="2021-07-08T11:59:04.748126088"/>
  </office:meta>
</office:document-meta>
</file>